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61cm" svg:height="0.962cm" svg:x="8.6cm" svg:y="2.1cm">
          <draw:text-box>
            <text:p>Bildung</text:p>
          </draw:text-box>
        </draw:frame>
        <draw:line draw:style-name="gr2" draw:text-style-name="P1" draw:layer="layout" svg:x1="8.4cm" svg:y1="3.7cm" svg:x2="3cm" svg:y2="7.3cm">
          <text:p/>
        </draw:line>
        <draw:line draw:style-name="gr2" draw:text-style-name="P1" draw:layer="layout" svg:x1="10cm" svg:y1="3.7cm" svg:x2="10cm" svg:y2="7.2cm">
          <text:p/>
        </draw:line>
        <draw:line draw:style-name="gr2" draw:text-style-name="P1" draw:layer="layout" svg:x1="11cm" svg:y1="3.7cm" svg:x2="17.4cm" svg:y2="7.3cm">
          <text:p/>
        </draw:line>
        <draw:frame draw:style-name="gr3" draw:layer="layout" svg:width="3.525cm" svg:height="0.962cm" svg:x="1.375cm" svg:y="5.1cm">
          <draw:text-box>
            <text:p>highschool</text:p>
          </draw:text-box>
        </draw:frame>
        <draw:frame draw:style-name="gr3" draw:layer="layout" svg:width="3.389cm" svg:height="0.962cm" svg:x="6.511cm" svg:y="5.4cm">
          <draw:text-box>
            <text:p>universität</text:p>
          </draw:text-box>
        </draw:frame>
        <draw:frame draw:style-name="gr3" draw:layer="layout" svg:width="2.504cm" svg:height="0.962cm" svg:x="15.596cm" svg:y="5.238cm">
          <draw:text-box>
            <text:p>college</text:p>
          </draw:text-box>
        </draw:frame>
        <draw:frame draw:style-name="gr3" draw:layer="layout" svg:width="0.997cm" svg:height="0.962cm" svg:x="9.503cm" svg:y="7.4cm">
          <draw:text-box>
            <text:p>O</text:p>
          </draw:text-box>
        </draw:frame>
        <draw:frame draw:style-name="gr3" draw:layer="layout" svg:width="3.846cm" svg:height="0.962cm" svg:x="1.654cm" svg:y="7.7cm">
          <draw:text-box>
            <text:p>Einkommen</text:p>
          </draw:text-box>
        </draw:frame>
        <draw:frame draw:style-name="gr3" draw:layer="layout" svg:width="0.997cm" svg:height="0.962cm" svg:x="1.4cm" svg:y="11.8cm">
          <draw:text-box>
            <text:p>O</text:p>
          </draw:text-box>
        </draw:frame>
        <draw:frame draw:style-name="gr3" draw:layer="layout" svg:width="1.023cm" svg:height="0.962cm" svg:x="4.7cm" svg:y="11.8cm">
          <draw:text-box>
            <text:p>M</text:p>
          </draw:text-box>
        </draw:frame>
        <draw:line draw:style-name="gr2" draw:text-style-name="P1" draw:layer="layout" svg:x1="3.1cm" svg:y1="8.7cm" svg:x2="2cm" svg:y2="11.7cm">
          <text:p/>
        </draw:line>
        <draw:line draw:style-name="gr2" draw:text-style-name="P1" draw:layer="layout" svg:x1="3.7cm" svg:y1="8.8cm" svg:x2="5.1cm" svg:y2="11.7cm">
          <text:p/>
        </draw:line>
        <draw:frame draw:style-name="gr4" draw:layer="layout" svg:width="1.806cm" svg:height="0.962cm" svg:x="16cm" svg:y="7.738cm">
          <draw:text-box>
            <text:p>Alter</text:p>
          </draw:text-box>
        </draw:frame>
        <draw:frame draw:style-name="gr3" draw:layer="layout" svg:width="0.997cm" svg:height="0.962cm" svg:x="14.8cm" svg:y="12.1cm">
          <draw:text-box>
            <text:p>O</text:p>
          </draw:text-box>
        </draw:frame>
        <draw:frame draw:style-name="gr3" draw:layer="layout" svg:width="1.023cm" svg:height="0.962cm" svg:x="18.1cm" svg:y="12.1cm">
          <draw:text-box>
            <text:p>M</text:p>
          </draw:text-box>
        </draw:frame>
        <draw:line draw:style-name="gr2" draw:text-style-name="P1" draw:layer="layout" svg:x1="16.5cm" svg:y1="9cm" svg:x2="15.4cm" svg:y2="12cm">
          <text:p/>
        </draw:line>
        <draw:line draw:style-name="gr2" draw:text-style-name="P1" draw:layer="layout" svg:x1="17.1cm" svg:y1="9.1cm" svg:x2="18.5cm" svg:y2="12cm">
          <text:p/>
        </draw:line>
        <draw:frame draw:style-name="gr3" draw:layer="layout" svg:width="1.755cm" svg:height="0.962cm" svg:x="14cm" svg:y="10cm">
          <draw:text-box>
            <text:p>&lt; 35</text:p>
          </draw:text-box>
        </draw:frame>
        <draw:frame draw:style-name="gr3" draw:layer="layout" svg:width="2.128cm" svg:height="0.962cm" svg:x="18.2cm" svg:y="10cm">
          <draw:text-box>
            <text:p>&gt;= 35</text:p>
          </draw:text-box>
        </draw:frame>
        <draw:frame draw:style-name="gr3" draw:layer="layout" svg:width="1.874cm" svg:height="0.962cm" svg:x="0.626cm" svg:y="9.6cm">
          <draw:text-box>
            <text:p>hoch</text:p>
          </draw:text-box>
        </draw:frame>
        <draw:frame draw:style-name="gr3" draw:layer="layout" svg:width="2.399cm" svg:height="0.962cm" svg:x="4.826cm" svg:y="9.538cm">
          <draw:text-box>
            <text:p>niedri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7T22:59:15</meta:creation-date>
    <dc:date>2012-07-17T23:17:39</dc:date>
    <meta:editing-duration>PT12M39S</meta:editing-duration>
    <meta:editing-cycles>4</meta:editing-cycles>
    <meta:generator>LibreOffice/3.5$Linux_X86_64 LibreOffice_project/350m1$Build-2</meta:generator>
    <meta:document-statistic meta:object-count="22"/>
  </office:meta>
</office:document-meta>
</file>